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fo:background-color="#ffff00"/>
    </style:style>
    <style:style style:name="ce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Fatal Crash Count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562" calcext:value-type="float">
            <text:p>1562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486" calcext:value-type="float">
            <text:p>1486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549" calcext:value-type="float">
            <text:p>1549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20" calcext:value-type="float">
            <text:p>1520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532" calcext:value-type="float">
            <text:p>1532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table:style-name="ce1" table:formula="of:=AVERAGE([.B5];[.B6];[.B8];[.B9])" office:value-type="float" office:value="1529.75" calcext:value-type="float">
            <text:p>1530</text:p>
          </table:table-cell>
          <table:table-cell office:value-type="string" calcext:value-type="string">
            <text:p>*2002 data not available. 2002 number is an estimate, based on the average of the years 2000, 2001, 2003, 200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577" calcext:value-type="float">
            <text:p>1577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616" calcext:value-type="float">
            <text:p>1616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525" calcext:value-type="float">
            <text:p>1525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491" calcext:value-type="float">
            <text:p>1491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468" calcext:value-type="float">
            <text:p>1468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256" calcext:value-type="float">
            <text:p>1256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324" calcext:value-type="float">
            <text:p>1324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86" calcext:value-type="float">
            <text:p>1286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310" calcext:value-type="float">
            <text:p>1310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08" calcext:value-type="float">
            <text:p>1208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195" calcext:value-type="float">
            <text:p>1195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88" calcext:value-type="float">
            <text:p>1188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37" calcext:value-type="float">
            <text:p>1137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190" calcext:value-type="float">
            <text:p>1190</text:p>
          </table:table-cell>
          <table:table-cell/>
        </table:table-row>
        <table:table-row table:style-name="ro1">
          <table:table-cell/>
          <table:table-cell table:style-name="ce2" table:formula="of:=SUM([.B2:.B23])" office:value-type="float" office:value="30639.75" calcext:value-type="float">
            <text:p>3064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8T16:42:21.611000000</meta:creation-date>
    <dc:date>2020-05-08T18:49:02.466000000</dc:date>
    <meta:editing-duration>PT1H36M18S</meta:editing-duration>
    <meta:editing-cycles>1</meta:editing-cycles>
    <meta:document-statistic meta:table-count="1" meta:cell-count="48" meta:object-count="0"/>
    <meta:generator>LibreOffice/6.3.2.2$Windows_X86_64 LibreOffice_project/98b30e735bda24bc04ab42594c85f7fd8be07b9c</meta:generator>
  </office:meta>
</office:document-meta>
</file>